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list-style-name="L1"/>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font-name-complex="Arial"/>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0"><draw:text-box fo:min-height="5.226cm"><text:p text:style-name="P2"><office:annotation><dc:creator>Gauthier Bastien</dc:creator><dc:date>2011-01-13T14:56:41</dc:date><text:p text:style-name="P6"><text:span text:style-name="T8">do text</text:span></text:p><text:p text:style-name="P6"><text:span text:style-name="T8">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ADRESSE RÉCLAMANT(S)]</text:p><text:h text:style-name="Heading_20_2" text:outline-level="2">RECOMMANDE</text:h><text:p text:style-name="Standard"><text:span text:style-name="T4"/></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6"><office:annotation><dc:creator>Gauthier Bastien</dc:creator><dc:date>2011-01-13T14:56:41</dc:date><text:p text:style-name="P6"><text:span text:style-name="T8">do text</text:span></text:p><text:p text:style-name="P6"><text:span text:style-name="T8">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TITRE(S) ET NOM(S) RÉCLAMANT(S)]</text:p>
      <text:p text:style-name="UrbanBody"/>
      <text:p text:style-name="P4"><text:span text:style-name="T7"><office:annotation><dc:creator>Gauthier Bastien</dc:creator><dc:date>2011-02-16T16:12:24</dc:date><text:p text:style-name="P6"><text:span text:style-name="T11">do text if urbanEventObj.getDecision() == 'favorable'</text:span></text:p></office:annotation></text:span><text:span text:style-name="T7">Nous avons l’honneur de porter à votre connaissance que le Service Public de Wallonie, a, en date du </text:span><text:span text:style-name="T7"><text:text-input text:description="Demandeurs">tool.formatDate(urbanEventObj.getDecisionDate())</text:text-input></text:span><text:span text:style-name="T7"> octroyé à </text:span><text:span text:style-name="T7"><text:text-input text:description="Demandeurs">self.getApplicantsSignaletic()</text:text-input></text:span><text:span text:style-name="T7"> un permis d’urbanisme ayant pour objet </text:span><text:span text:style-name="T7"><text:text-input text:description="Objet des travaux">self.getLicenceSubject()</text:text-input></text:span><text:span text:style-name="T7"> pour un bien sis </text:span><text:span text:style-name="T7"><text:text-input text:description="Situation des travaux">self.getWorkLocationSignaletic()</text:text-input></text:span><text:span text:style-name="T7">.</text:span></text:p>
      <text:p text:style-name="P4"><text:span text:style-name="T7"><office:annotation><dc:creator>Gauthier Bastien</dc:creator><dc:date>2011-02-16T16:12:24</dc:date><text:p text:style-name="P6"><text:span text:style-name="T10">do text if urbanEventObj.getDecision() == 'defavorable'</text:span></text:p></office:annotation></text:span><text:span text:style-name="T7">Nous avons l’honneur de porter à votre connaissance que le Service Public de Wallonie, a, en date du </text:span><text:span text:style-name="T7"><text:text-input text:description="Demandeurs">tool.formatDate(urbanEventObj.getDecisionDate())</text:text-input></text:span><text:span text:style-name="T7"> refusé à </text:span><text:span text:style-name="T7"><text:text-input text:description="Demandeurs">self.getApplicantsSignaletic()</text:text-input></text:span><text:span text:style-name="T7"> un permis d’urbanisme ayant pour objet </text:span><text:span text:style-name="T7"><text:text-input text:description="Objet des travaux">self.getLicenceSubject()</text:text-input></text:span><text:span text:style-name="T7"> pour un bien sis </text:span><text:span text:style-name="T7"><text:text-input text:description="Situation des travaux">self.getWorkLocationSignaletic()</text:text-input></text:span><text:span text:style-name="T7">.</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1997719922" text:style-name="L1">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6"><text:span text:style-name="T9">do text if not len(self.getLastInquiry().getClaim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9">do text if len(self.getLastInquiry().getClaimants()) &gt; 1</text:span></text:p></office:annotation>Demeurant à votre disposition, nous vous prions d'agréer, <text:span text:style-name="T3">&lt;%Titre%&gt;</text:span>, nos salutations distinguées.</text:p>
      <text:p text:style-name="UrbanBody"><text:soft-page-break/></text:p>
      <text:p text:style-name="UrbanBody"/>
      <text:p text:style-name="UrbanBody"><office:annotation><dc:creator>Gauthier Bastien</dc:creator><dc:date>2011-01-13T14:56:41</dc:date><text:p text:style-name="P6"><text:span text:style-name="T8">do text</text:span></text:p><text:p text:style-name="P6"><text:span text:style-name="T8">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14:38:31</dc:date>
    <dc:language>fr-FR</dc:language>
    <meta:editing-cycles>144</meta:editing-cycles>
    <meta:editing-duration>P2DT7H51M7S</meta:editing-duration>
    <dc:creator>sde </dc:creator>
    <meta:document-statistic meta:table-count="0" meta:image-count="0" meta:object-count="0" meta:page-count="2" meta:paragraph-count="25" meta:word-count="328" meta:character-count="2359" meta:non-whitespace-character-count="2068"/>
    <meta:user-defined meta:name="Info 1"/>
    <meta:user-defined meta:name="Info 2"/>
    <meta:user-defined meta:name="Info 3"/>
    <meta:user-defined meta:name="Info 4"/>
  </office:meta>
</office:document-meta>
</file>